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March 15, 2022 (10:44: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esentation"/>Presentation<text:bookmark-end text:name="presentation"/></text:h>
      <text:p text:style-name="First_20_paragraph">This project will help you design and implement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1">Evaluation</text:p>
            </table:table-cell>
            <table:table-cell table:style-name="TableHeaderRowCell" office:value-type="string">
              <text:p text:style-name="P2">Number</text:p>
            </table:table-cell>
            <table:table-cell table:style-name="TableHeaderRowCell" office:value-type="string">
              <text:p text:style-name="P3">Points</text:p>
            </table:table-cell>
            <table:table-cell table:style-name="TableHeaderRowCell" office:value-type="string">
              <text:p text:style-name="P4">Percents</text:p>
            </table:table-cell>
          </table:table-row>
        </table:table-header-rows>
        <table:table-row>
          <table:table-cell table:style-name="TableRowCell" office:value-type="string">
            <text:p text:style-name="P5">Quizzes</text:p>
          </table:table-cell>
          <table:table-cell table:style-name="TableRowCell" office:value-type="string">
            <text:p text:style-name="P6">4</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Projects</text:p>
          </table:table-cell>
          <table:table-cell table:style-name="TableRowCell" office:value-type="string">
            <text:p text:style-name="P6">2</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In-class Tests</text:p>
          </table:table-cell>
          <table:table-cell table:style-name="TableRowCell" office:value-type="string">
            <text:p text:style-name="P6">2</text:p>
          </table:table-cell>
          <table:table-cell table:style-name="TableRowCell" office:value-type="string">
            <text:p text:style-name="P7">100</text:p>
          </table:table-cell>
          <table:table-cell table:style-name="TableRowCell" office:value-type="string">
            <text:p text:style-name="P8">40%</text:p>
          </table:table-cell>
        </table:table-row>
        <table:table-row>
          <table:table-cell table:style-name="TableRowCell" office:value-type="string">
            <text:p text:style-name="P5">Final Exam</text:p>
          </table:table-cell>
          <table:table-cell table:style-name="TableRowCell" office:value-type="string">
            <text:p text:style-name="P6">1</text:p>
          </table:table-cell>
          <table:table-cell table:style-name="TableRowCell" office:value-type="string">
            <text:p text:style-name="P7">200</text:p>
          </table:table-cell>
          <table:table-cell table:style-name="TableRowCell" office:value-type="string">
            <text:p text:style-name="P8">40%</text:p>
          </table:table-cell>
        </table:table-row>
      </table:table>
      <text:p text:style-name="First_20_paragraph">Our goal is to write a program that asks the user for their grades obtained <text:span text:style-name="T1">so far</text:span> (it is possible that some quizzes, projects, tests are still to be taken, or that the final did not happened yet) and compute their <text:span text:style-name="T1">current</text:span> class average.</text:p>
      <text:p text:style-name="Text_20_body">Your program can either ask the user for the number of quizzes, projects, test and exam taken so far, and then ask for the values, or use a sentinel value (as shown in the example below) to know when to “stop”. This means if they say that they’ve taken only 2 quizzes (or put the sentinal value for quiz 3), then the program shouldn’t ask for the later quiz grades (this is also true for the projects and exams). It is fine to assume that the user will only enter “correct” numerical values and not to perform any user-input validation, but your program should be flexible enough so that changing the number of quizzes, for instance, would require to change only a variable or a couple of values.</text:p>
      <text:p text:style-name="Text_20_body">An example of execution could be:</text:p>
      <text:p text:style-name="P9">For all the questions below, enter </text:p>
      <text:p text:style-name="P10"><text:s text:c="4"/>- your grade, or </text:p>
      <text:p text:style-name="P11"><text:s text:c="4"/>- "0" if you missed the evaluation, or</text:p>
      <text:p text:style-name="P12"><text:s text:c="4"/>- "-1" if that evaluation did not happened yet.</text:p>
      <text:p text:style-name="P13"/>
      <text:p text:style-name="P14">What was your grade for quiz 1 (out of 20)?</text:p>
      <text:p text:style-name="P15">16↵</text:p>
      <text:p text:style-name="P16">What was your grade for quiz 2 (out of 20)?</text:p>
      <text:p text:style-name="P17">14↵</text:p>
      <text:p text:style-name="P18">What was your grade for quiz 3 (out of 20)?</text:p>
      <text:p text:style-name="P19">-1↵</text:p>
      <text:p text:style-name="P20">Your average for the quiz is 75.00 %.</text:p>
      <text:p text:style-name="P21">What was your grade for project 1 (out of 20)? </text:p>
      <text:p text:style-name="P22">22↵</text:p>
      <text:p text:style-name="P23">What was your grade for project 2 (out of 20)? </text:p>
      <text:p text:style-name="P24">-1↵</text:p>
      <text:p text:style-name="P25">Your average for the project is 110.00 %.</text:p>
      <text:p text:style-name="P26">What was your grade for in-class test 1 (out of 100)? </text:p>
      <text:p text:style-name="P27">66↵</text:p>
      <text:p text:style-name="P28">What was your grade for in-class test 2 (out of 100)? </text:p>
      <text:p text:style-name="P29">-1↵</text:p>
      <text:p text:style-name="P30">Your average for the tests is 66.00 %.</text:p>
      <text:p text:style-name="P31">What was your grade for the final (out of 200)?</text:p>
      <text:p text:style-name="P32">-1↵</text:p>
      <text:p text:style-name="P33">Your average so far is 74.83 %.</text:p>
      <text:p text:style-name="P34"/>
      <text:p text:style-name="P35">Press any key to continue . . .</text:p>
      <text:h text:style-name="Heading_20_1" text:outline-level="1"><text:bookmark-start text:name="how-to-get-started"/>How to Get Started?<text:bookmark-end text:name="how-to-get-started"/></text:h>
      <text:p text:style-name="First_20_paragraph">This problem involves some tricky arithmetic, as well as cleverly getting the information from the user. Below are some hints to help push you in the right direction.</text:p>
      <text:h text:style-name="Heading_20_3" text:outline-level="3"><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3" text:outline-level="3"><text:bookmark-start text:name="hint-2---gathering-the-data"/>Hint 2 - Gathering The Data<text:bookmark-end text:name="hint-2---gathering-the-data"/></text:h>
      <text:p text:style-name="First_20_paragraph">Once you have the equation figured out, you need to understand how you can obtain the data from the user. You have two possible ways of doing it:</text:p>
      <text:list text:style-name="L1">
        <text:list-item>
          <text:p text:style-name="P36">Will you ask first for the number of quizzes taken, and then ask for the values, or</text:p>
        </text:list-item>
        <text:list-item>
          <text:p text:style-name="P36">Will you ask for the values, and take “-1”, for instance, as a signal that this quiz did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h text:style-name="Heading_20_2" text:outline-level="2"><text:bookmark-start text:name="without-arrays"/>Without arrays<text:bookmark-end text:name="without-arrays"/></text:h>
      <text:p text:style-name="First_20_paragraph">You can find a possible solution to this problem in <text:a xlink:type="simple" xlink:href="Grade_Calculator.zip" office:name=""><text:span text:style-name="Definition">GradeCalculator.zip</text:span></text:a>.</text:p>
      <text:p text:style-name="Text_20_body">Note that our solution <text:span text:style-name="T1">does not</text:span> use arrays. However, the solution is flexible enough (and, hopefully, commented enough) so that you can easily fine-tune it to your particular needs.</text:p>
      <text:h text:style-name="Heading_20_2" text:outline-level="2"><text:bookmark-start text:name="with-arrays"/>With arrays<text:bookmark-end text:name="with-arrays"/></text:h>
      <text:p text:style-name="First_20_paragraph">Another solution to this problem is in <text:a xlink:type="simple" xlink:href="Grade_Calculator_with_Arrays.zip" office:name=""><text:span text:style-name="Definition">Grade_Calculator_with_Arrays</text:span></text:a>. This solution is much more flexible, uses fewer variable, but it may also be more difficult to understand, because it uses arrays in a subtle w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4:45Z</meta:creation-date>
    <dc:date>2022-03-15T14:44:45Z</dc:date>
    <meta:user-defined meta:name="date" meta:value-type="string">March  15, 2022 (10:44: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